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1.87mm"/>
    </style:style>
    <style:style style:name="co11" style:family="table-column">
      <style:table-column-properties fo:break-before="auto" style:column-width="51.54mm"/>
    </style:style>
    <style:style style:name="co12" style:family="table-column">
      <style:table-column-properties fo:break-before="auto" style:column-width="41.47mm"/>
    </style:style>
    <style:style style:name="co13" style:family="table-column">
      <style:table-column-properties fo:break-before="auto" style:column-width="49.92mm"/>
    </style:style>
    <style:style style:name="co14" style:family="table-column">
      <style:table-column-properties fo:break-before="auto" style:column-width="21.04mm"/>
    </style:style>
    <style:style style:name="co15" style:family="table-column">
      <style:table-column-properties fo:break-before="auto" style:column-width="20.5mm"/>
    </style:style>
    <style:style style:name="co16" style:family="table-column">
      <style:table-column-properties fo:break-before="auto" style:column-width="77.96mm"/>
    </style:style>
    <style:style style:name="co17" style:family="table-column">
      <style:table-column-properties fo:break-before="auto" style:column-width="33.57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member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mphausen</text:p>
          </table:table-cell>
          <table:table-cell office:value-type="string" calcext:value-type="string">
            <text:p>Im Beesenfeld 47</text:p>
          </table:table-cell>
          <table:table-cell office:value-type="string" calcext:value-type="string">
            <text:p>59227</text:p>
          </table:table-cell>
          <table:table-cell office:value-type="string" calcext:value-type="string">
            <text:p>Ahlen</text:p>
          </table:table-cell>
          <table:table-cell office:value-type="string" calcext:value-type="string">
            <text:p><text:a xlink:href="mailto:lucascamp@web.de" xlink:type="simple">lucascamp@web.de</text:a></text:p>
          </table:table-cell>
          <table:table-cell office:value-type="string" calcext:value-type="string">
            <text:p>01758640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mphausen</text:p>
          </table:table-cell>
          <table:table-cell office:value-type="string" calcext:value-type="string">
            <text:p>Im Beesenfeld 47</text:p>
          </table:table-cell>
          <table:table-cell office:value-type="string" calcext:value-type="string">
            <text:p>59227</text:p>
          </table:table-cell>
          <table:table-cell office:value-type="string" calcext:value-type="string">
            <text:p>Ahlen</text:p>
          </table:table-cell>
          <table:table-cell office:value-type="string" calcext:value-type="string">
            <text:p><text:a xlink:href="mailto:simon_camp@gmx.de" xlink:type="simple">simon_camp@gmx.de</text:a></text:p>
          </table:table-cell>
          <table:table-cell office:value-type="string" calcext:value-type="string">
            <text:p>016293329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ffen</text:p>
          </table:table-cell>
          <table:table-cell office:value-type="string" calcext:value-type="string">
            <text:p>Biehs</text:p>
          </table:table-cell>
          <table:table-cell office:value-type="string" calcext:value-type="string">
            <text:p>Feldstraße 49</text:p>
          </table:table-cell>
          <table:table-cell office:value-type="string" calcext:value-type="string">
            <text:p>4414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<text:a xlink:href="mailto:stevnash1337@web.de" xlink:type="simple">stevnash1337@web.de</text:a></text:p>
          </table:table-cell>
          <table:table-cell office:value-type="string" calcext:value-type="string">
            <text:p>015777043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nnock</text:p>
          </table:table-cell>
          <table:table-cell office:value-type="string" calcext:value-type="string">
            <text:p>Korduanenstraße 23</text:p>
          </table:table-cell>
          <table:table-cell office:value-type="string" calcext:value-type="string">
            <text:p>48143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<text:a xlink:href="mailto:david.panock@gmail.com" xlink:type="simple">david.panock@gmail.com</text:a></text:p>
          </table:table-cell>
          <table:table-cell office:value-type="string" calcext:value-type="string">
            <text:p>015170036991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inance_accounts" table:style-name="ta1">
        <table:table-column table:style-name="co1" table:default-cell-style-name="ce1"/>
        <table:table-column table:style-name="co6" table:default-cell-style-name="ce2"/>
        <table:table-column table:style-name="co10" table:default-cell-style-name="ce2"/>
        <table:table-column table:style-name="co10" table:default-cell-style-name="ce3"/>
        <table:table-column table:style-name="co11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amount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kasse</text:p>
          </table:table-cell>
          <table:table-cell office:value-type="currency" office:currency="EUR" office:value="71.78" calcext:value-type="currency">
            <text:p>71,78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irokonto</text:p>
          </table:table-cell>
          <table:table-cell office:value-type="currency" office:currency="EUR" office:value="17254.83" calcext:value-type="currency">
            <text:p>17.254,83 €</text:p>
          </table:table-cell>
          <table:table-cell office:value-type="string" calcext:value-type="string">
            <text:p>DE82 4005 0150 0067 0354 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Onlinekont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mailto:kassierer@aju-ahlen.de" xlink:type="simple">kassierer@aju-ahlen.de</text:a>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inance_categories" table:style-name="ta1">
        <table:table-column table:style-name="co1" table:default-cell-style-name="ce1"/>
        <table:table-column table:style-name="co12" table:default-cell-style-name="ce2"/>
        <table:table-column table:style-name="co9" table:number-columns-repeated="2" table:default-cell-style-name="Default"/>
        <table:table-column table:style-name="co9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schaftspflege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nde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ete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fwandsentschädigung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stiges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table:style-name="Default"/>
          <table:table-cell/>
          <table:table-cell table:style-name="ce3"/>
          <table:table-cell/>
        </table:table-row>
        <table:table-row table:style-name="ro1" table:number-rows-repeated="6">
          <table:table-cell table:number-columns-repeated="3"/>
          <table:table-cell table:style-name="ce3"/>
          <table:table-cell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inance_tags" table:style-name="ta1">
        <table:table-column table:style-name="co1" table:default-cell-style-name="Default"/>
        <table:table-column table:style-name="co13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felannhame 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SG Märzenbecherwald 2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SG Vellern 2017</text:p>
          </table:table-cell>
        </table:table-row>
        <table:table-row table:style-name="ro1">
          <table:table-cell/>
          <table:table-cell table:style-name="Default"/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inance_transactions" table:style-name="ta1">
        <table:table-column table:style-name="co1" table:default-cell-style-name="ce1"/>
        <table:table-column table:style-name="co14" table:default-cell-style-name="ce4"/>
        <table:table-column table:style-name="co15" table:default-cell-style-name="ce4"/>
        <table:table-column table:style-name="co16" table:default-cell-style-name="ce2"/>
        <table:table-column table:style-name="co17" table:default-cell-style-name="ce1"/>
        <table:table-column table:style-name="co18" table:default-cell-style-name="ce3"/>
        <table:table-column table:style-name="co19" table:default-cell-style-name="ce1"/>
        <table:table-column table:style-name="co20" table:default-cell-style-name="ce2"/>
        <table:table-column table:style-name="co15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voicedate</text:p>
          </table:table-cell>
          <table:table-cell office:value-type="string" calcext:value-type="string">
            <text:p>paydat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finance_account_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finance_category_id</text:p>
          </table:table-cell>
          <table:table-cell office:value-type="string" calcext:value-type="string">
            <text:p>receiptnumber</text:p>
          </table:table-cell>
          <table:table-cell office:value-type="string" calcext:value-type="string">
            <text:p>member_id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date" office:date-value="2016-01-05" calcext:value-type="date">
            <text:p>05.01.2016</text:p>
          </table:table-cell>
          <table:table-cell office:value-type="string" calcext:value-type="string">
            <text:p>Miete Garagen Januar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01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date" office:date-value="2016-02-05" calcext:value-type="date">
            <text:p>05.02.2016</text:p>
          </table:table-cell>
          <table:table-cell office:value-type="string" calcext:value-type="string">
            <text:p>Miete Garagen Februar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02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Miete Garagen März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03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date" office:date-value="2016-04-05" calcext:value-type="date">
            <text:p>05.04.2016</text:p>
          </table:table-cell>
          <table:table-cell office:value-type="string" calcext:value-type="string">
            <text:p>Miete Garagen April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04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date" office:date-value="2016-04-12" calcext:value-type="date">
            <text:p>12.04.2016</text:p>
          </table:table-cell>
          <table:table-cell office:value-type="string" calcext:value-type="string">
            <text:p>Spende Pannoc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.17" calcext:value-type="currency">
            <text:p>5,17 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date" office:date-value="2016-05-06" calcext:value-type="date">
            <text:p>06.05.2016</text:p>
          </table:table-cell>
          <table:table-cell office:value-type="string" calcext:value-type="string">
            <text:p>Miete Garagen Mai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06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date" office:date-value="2016-05-07" calcext:value-type="date">
            <text:p>07.05.2016</text:p>
          </table:table-cell>
          <table:table-cell office:value-type="string" calcext:value-type="string">
            <text:p>2 Zeichenblöcke A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98" calcext:value-type="currency">
            <text:p>3,98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07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date" office:date-value="2016-05-22" calcext:value-type="date">
            <text:p>22.05.2016</text:p>
          </table:table-cell>
          <table:table-cell office:value-type="string" calcext:value-type="string">
            <text:p>1 Flasche Apfelsaf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08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date" office:date-value="2016-05-22" calcext:value-type="date">
            <text:p>22.05.2016</text:p>
          </table:table-cell>
          <table:table-cell office:value-type="string" calcext:value-type="string">
            <text:p>2 Flaschen Apfelsaf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09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date" office:date-value="2016-05-23" calcext:value-type="date">
            <text:p>23.05.2016</text:p>
          </table:table-cell>
          <table:table-cell office:value-type="string" calcext:value-type="string">
            <text:p>David Pannock nach Antrag vom 7.5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7.38" calcext:value-type="currency">
            <text:p>257,38 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date" office:date-value="2016-05-23" calcext:value-type="date">
            <text:p>23.05.2016</text:p>
          </table:table-cell>
          <table:table-cell office:value-type="string" calcext:value-type="string">
            <text:p>Getränke JHV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.66" calcext:value-type="currency">
            <text:p>3,66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1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date" office:date-value="2016-05-23" calcext:value-type="date">
            <text:p>23.05.2016</text:p>
          </table:table-cell>
          <table:table-cell office:value-type="string" calcext:value-type="string">
            <text:p>Lucas Camphausen nach Antrag vom 7.5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3.5" calcext:value-type="currency">
            <text:p>43,50 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date" office:date-value="2016-05-23" calcext:value-type="date">
            <text:p>23.05.2016</text:p>
          </table:table-cell>
          <table:table-cell office:value-type="string" calcext:value-type="string">
            <text:p>Malcher Traktoreinsatz Märzenbecherwald 201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3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date" office:date-value="2016-05-23" calcext:value-type="date">
            <text:p>23.05.2016</text:p>
          </table:table-cell>
          <table:table-cell office:value-type="string" calcext:value-type="string">
            <text:p>Simon Camphausen nach Antrag vom 7.5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71.88" calcext:value-type="currency">
            <text:p>271,88 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date" office:date-value="2016-05-23" calcext:value-type="date">
            <text:p>23.05.2016</text:p>
          </table:table-cell>
          <table:table-cell office:value-type="string" calcext:value-type="string">
            <text:p>Verpflegung JHV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.44" calcext:value-type="currency">
            <text:p>6,44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5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date" office:date-value="2016-05-23" calcext:value-type="date">
            <text:p>23.05.2016</text:p>
          </table:table-cell>
          <table:table-cell office:value-type="string" calcext:value-type="string">
            <text:p>Verpflegung Planungstreffen 07.05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4.32" calcext:value-type="currency">
            <text:p>14,32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6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date" office:date-value="2016-05-23" calcext:value-type="date">
            <text:p>23.05.2016</text:p>
          </table:table-cell>
          <table:table-cell office:value-type="string" calcext:value-type="string">
            <text:p>Verpflegung Planungstreffen 07.05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.79" calcext:value-type="currency">
            <text:p>4,79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7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date" office:date-value="2016-05-23" calcext:value-type="date">
            <text:p>23.05.2016</text:p>
          </table:table-cell>
          <table:table-cell office:value-type="string" calcext:value-type="string">
            <text:p>Verpflegung Planungstreffen BÜZ 07.04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4.5" calcext:value-type="currency">
            <text:p>64,5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8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date" office:date-value="2016-06-06" calcext:value-type="date">
            <text:p>06.06.2016</text:p>
          </table:table-cell>
          <table:table-cell office:value-type="string" calcext:value-type="string">
            <text:p>Miete Garagen Juni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9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date" office:date-value="2016-06-15" calcext:value-type="date">
            <text:p>15.06.2016</text:p>
          </table:table-cell>
          <table:table-cell office:value-type="string" calcext:value-type="string">
            <text:p>David Moss nach Antrag vom 7.5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1.75" calcext:value-type="currency">
            <text:p>21,75 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0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date" office:date-value="2016-06-15" calcext:value-type="date">
            <text:p>15.06.2016</text:p>
          </table:table-cell>
          <table:table-cell office:value-type="string" calcext:value-type="string">
            <text:p>Jean Luc Hagemann nach Antrag vom 7.5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1.75" calcext:value-type="currency">
            <text:p>21,75 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1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date" office:date-value="2016-06-16" calcext:value-type="date">
            <text:p>16.06.2016</text:p>
          </table:table-cell>
          <table:table-cell office:value-type="string" calcext:value-type="string">
            <text:p>Baumwolltasche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9.13" calcext:value-type="currency">
            <text:p>59,13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2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date" office:date-value="2016-06-18" calcext:value-type="date">
            <text:p>18.06.2016</text:p>
          </table:table-cell>
          <table:table-cell office:value-type="string" calcext:value-type="string">
            <text:p>4 Jutebeute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" calcext:value-type="currency">
            <text:p>6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3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date" office:date-value="2016-07-05" calcext:value-type="date">
            <text:p>05.07.2016</text:p>
          </table:table-cell>
          <table:table-cell office:value-type="string" calcext:value-type="string">
            <text:p>Miete Garagen Juli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4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date" office:date-value="2016-08-05" calcext:value-type="date">
            <text:p>05.08.2016</text:p>
          </table:table-cell>
          <table:table-cell office:value-type="string" calcext:value-type="string">
            <text:p>Miete Garagen August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5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date" office:date-value="2016-09-05" calcext:value-type="date">
            <text:p>05.09.2016</text:p>
          </table:table-cell>
          <table:table-cell office:value-type="string" calcext:value-type="string">
            <text:p>Miete Garagen September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6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date" office:date-value="2016-09-06" calcext:value-type="date">
            <text:p>06.09.2016</text:p>
          </table:table-cell>
          <table:table-cell office:value-type="string" calcext:value-type="string">
            <text:p>Homepage Jimdo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0" calcext:value-type="currency">
            <text:p>60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7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date" office:date-value="2016-09-06" calcext:value-type="date">
            <text:p>06.09.2016</text:p>
          </table:table-cell>
          <table:table-cell office:value-type="string" calcext:value-type="string">
            <text:p>Verpflegung Arbeitseinsatz NS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72" calcext:value-type="currency">
            <text:p>7,72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8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date" office:date-value="2016-10-01" calcext:value-type="date">
            <text:p>01.10.2016</text:p>
          </table:table-cell>
          <table:table-cell office:value-type="string" calcext:value-type="string">
            <text:p>1 Kiste Apfelsaf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9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date" office:date-value="2016-10-01" calcext:value-type="date">
            <text:p>01.10.2016</text:p>
          </table:table-cell>
          <table:table-cell office:value-type="string" calcext:value-type="string">
            <text:p>3 Flaschen Apfelsaf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0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date" office:date-value="2016-10-05" calcext:value-type="date">
            <text:p>05.10.2016</text:p>
          </table:table-cell>
          <table:table-cell office:value-type="string" calcext:value-type="string">
            <text:p>Miete Garagen Oktober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1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date" office:date-value="2016-10-16" calcext:value-type="date">
            <text:p>16.10.2016</text:p>
          </table:table-cell>
          <table:table-cell office:value-type="string" calcext:value-type="string">
            <text:p>1 Flasche Apfelsaf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2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date" office:date-value="2016-10-16" calcext:value-type="date">
            <text:p>16.10.2016</text:p>
          </table:table-cell>
          <table:table-cell office:value-type="string" calcext:value-type="string">
            <text:p>1 Kiste Apfelsaf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3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date" office:date-value="2016-10-16" calcext:value-type="date">
            <text:p>16.10.2016</text:p>
          </table:table-cell>
          <table:table-cell office:value-type="string" calcext:value-type="string">
            <text:p>1 Kiste Apfelsaf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4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date" office:date-value="2016-10-16" calcext:value-type="date">
            <text:p>16.10.2016</text:p>
          </table:table-cell>
          <table:table-cell office:value-type="string" calcext:value-type="string">
            <text:p>2 Flaschen Apfelsaf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5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date" office:date-value="2016-10-16" calcext:value-type="date">
            <text:p>16.10.2016</text:p>
          </table:table-cell>
          <table:table-cell office:value-type="string" calcext:value-type="string">
            <text:p>Spenden Apfelannham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19.22" calcext:value-type="currency">
            <text:p>119,22 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6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date" office:date-value="2016-10-22" calcext:value-type="date">
            <text:p>22.10.2016</text:p>
          </table:table-cell>
          <table:table-cell office:value-type="string" calcext:value-type="string">
            <text:p>Verpflegung Arbeitseinsatz NS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86" calcext:value-type="currency">
            <text:p>6,86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7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date" office:date-value="2016-11-07" calcext:value-type="date">
            <text:p>07.11.2016</text:p>
          </table:table-cell>
          <table:table-cell office:value-type="string" calcext:value-type="string">
            <text:p>Miete Garagen November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8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rika Malcher nach Antrag vom 17.11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3.75" calcext:value-type="currency">
            <text:p>253,75 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9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Fahrtkosten Architekt 08.10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8" calcext:value-type="currency">
            <text:p>28,0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0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Fahrtkosten Architekt 18.08.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9.9" calcext:value-type="currency">
            <text:p>9,9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1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Miete Garagen Dezember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5" calcext:value-type="currency">
            <text:p>65,0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2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Sensenspri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0" calcext:value-type="currency">
            <text:p>8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3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date" office:date-value="2016-12-06" calcext:value-type="date">
            <text:p>06.12.2016</text:p>
          </table:table-cell>
          <table:table-cell office:value-type="string" calcext:value-type="string">
            <text:p>Homepage Strato NATZ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8.4" calcext:value-type="currency">
            <text:p>18,4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4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date" office:date-value="2016-12-13" calcext:value-type="date">
            <text:p>13.12.2016</text:p>
          </table:table-cell>
          <table:table-cell office:value-type="string" calcext:value-type="string">
            <text:p>Märzenbecherwald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00" calcext:value-type="currency">
            <text:p>2.50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5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date" office:date-value="2016-12-27" calcext:value-type="date">
            <text:p>27.12.2016</text:p>
          </table:table-cell>
          <table:table-cell office:value-type="string" calcext:value-type="string">
            <text:p>Malcher Traktoreinsatz Märzenbecherwald 201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6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date" office:date-value="2016-12-28" calcext:value-type="date">
            <text:p>28.12.2016</text:p>
          </table:table-cell>
          <table:table-cell office:value-type="string" calcext:value-type="string">
            <text:p>Apfelsaf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2.18" calcext:value-type="currency">
            <text:p>42,18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7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date" office:date-value="2016-12-28" calcext:value-type="date">
            <text:p>28.12.2016</text:p>
          </table:table-cell>
          <table:table-cell office:value-type="string" calcext:value-type="string">
            <text:p>Rechnungen NABU Warendor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70.1" calcext:value-type="currency">
            <text:p>170,1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8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date" office:date-value="2016-12-30" calcext:value-type="date">
            <text:p>30.12.2016</text:p>
          </table:table-cell>
          <table:table-cell office:value-type="string" calcext:value-type="string">
            <text:p>Steinbruch Vellern 2016/2017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00" calcext:value-type="currency">
            <text:p>2.500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9</text:p>
          </table:table-cell>
          <table:table-cell/>
          <table:table-cell office:value-type="string" calcext:value-type="string">
            <text:p>Einnahme</text:p>
          </table:table-cell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nce_tag_finance_transaction" table:style-name="ta1">
        <table:table-column table:style-name="co8" table:default-cell-style-name="ce1"/>
        <table:table-column table:style-name="co21" table:default-cell-style-name="ce1"/>
        <table:table-row table:style-name="ro1">
          <table:table-cell office:value-type="string" calcext:value-type="string">
            <text:p>finance_tag_id</text:p>
          </table:table-cell>
          <table:table-cell office:value-type="string" calcext:value-type="string">
            <text:p>finance_transaction_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4" table:target-range-address="finance_transactions.A2:finance_transactions.AMJ50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currency-style style:name="N111P0" style:volatile="true">
      <number:number number:decimal-places="2" loext:min-decimal-places="2" number:min-integer-digits="1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loext:min-decimal-places="2" number:min-integer-digits="1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.00.0000</text:date>, <text:time style:data-style-name="N2" text:time-value="21:04:17.8612832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5:19:27.358419616</meta:creation-date>
    <meta:generator>LibreOffice/5.1.6.2$Linux_X86_64 LibreOffice_project/10m0$Build-2</meta:generator>
    <dc:date>2018-03-16T21:33:02.073733411</dc:date>
    <meta:editing-duration>PT15H33M18S</meta:editing-duration>
    <meta:editing-cycles>76</meta:editing-cycles>
    <meta:document-statistic meta:table-count="6" meta:cell-count="493" meta:object-count="0"/>
  </office:meta>
</office:document-meta>
</file>